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d" draw:textarea-horizontal-align="justify" draw:textarea-vertical-align="middle" draw:auto-grow-height="false" fo:min-height="1.25cm" fo:min-width="12.25cm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1.25cm" fo:min-width="11.25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25cm" fo:min-width="12.25cm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25cm" fo:min-width="11.2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25cm" fo:min-width="5.7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25cm" fo:min-width="4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56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2cm" fo:min-width="1.75cm" fo:wrap-option="wrap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c9b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75cm" svg:height="1.5cm" svg:x="2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5cm" svg:height="1.5cm" svg:x="16.2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5cm" svg:height="1.5cm" svg:x="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75cm" svg:height="1.5cm" svg:x="16.2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5cm" svg:height="1.5cm" svg:x="2cm" svg:y="7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5cm" svg:height="1.5cm" svg:x="8.5cm" svg:y="7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.5cm" svg:x="16.25cm" svg:y="7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5cm" svg:height="1.5cm" svg:x="21.75cm" svg:y="7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502cm" svg:height="0.962cm" svg:x="5.75cm" svg:y="3cm">
          <draw:text-box>
            <text:p>Jefe de impresión</text:p>
          </draw:text-box>
        </draw:frame>
        <draw:frame draw:style-name="gr7" draw:text-style-name="P4" draw:layer="layout" svg:width="6.348cm" svg:height="0.962cm" svg:x="19cm" svg:y="3cm">
          <draw:text-box>
            <text:p>Secretaria de fábrica</text:p>
          </draw:text-box>
        </draw:frame>
        <draw:frame draw:style-name="gr7" draw:text-style-name="P4" draw:layer="layout" svg:width="4.939cm" svg:height="0.962cm" svg:x="2.561cm" svg:y="7.5cm">
          <draw:text-box>
            <text:p>Imprimir billetes</text:p>
          </draw:text-box>
        </draw:frame>
        <draw:frame draw:style-name="gr7" draw:text-style-name="P4" draw:layer="layout" svg:width="4.828cm" svg:height="0.962cm" svg:x="9.25cm" svg:y="7.538cm">
          <draw:text-box>
            <text:p>Diseñar billetes</text:p>
          </draw:text-box>
        </draw:frame>
        <draw:frame draw:style-name="gr8" draw:text-style-name="P4" draw:layer="layout" svg:width="3.856cm" svg:height="0.962cm" svg:x="6.894cm" svg:y="5.25cm">
          <draw:text-box>
            <text:p>Trabajar</text:p>
          </draw:text-box>
        </draw:frame>
        <draw:frame draw:style-name="gr7" draw:text-style-name="P4" draw:layer="layout" svg:width="3.106cm" svg:height="0.962cm" svg:x="20.644cm" svg:y="5.288cm">
          <draw:text-box>
            <text:p>Controlar</text:p>
          </draw:text-box>
        </draw:frame>
        <draw:frame draw:style-name="gr7" draw:text-style-name="P4" draw:layer="layout" svg:width="4.337cm" svg:height="0.962cm" svg:x="16.75cm" svg:y="7.538cm">
          <draw:text-box>
            <text:p>Retirar dinero</text:p>
          </draw:text-box>
        </draw:frame>
        <draw:frame draw:style-name="gr7" draw:text-style-name="P4" draw:layer="layout" svg:width="4.342cm" svg:height="0.962cm" svg:x="22.658cm" svg:y="7.5cm">
          <draw:text-box>
            <text:p>Detallar stock</text:p>
          </draw:text-box>
        </draw:frame>
        <draw:custom-shape draw:style-name="gr9" draw:text-style-name="P5" draw:layer="layout" svg:width="2.25cm" svg:height="2.25cm" svg:x="4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.25cm" svg:x="4cm" svg:y="1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.25cm" svg:x="10.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.25cm" svg:x="4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.25cm" svg:x="17.7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.25cm" svg:x="17.75cm" svg:y="1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25cm" svg:height="2.25cm" svg:x="24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34cm" svg:height="0.962cm" svg:x="4.266cm" svg:y="10.288cm">
          <draw:text-box>
            <text:p>US1</text:p>
          </draw:text-box>
        </draw:frame>
        <draw:frame draw:style-name="gr7" draw:text-style-name="P4" draw:layer="layout" svg:width="1.734cm" svg:height="0.962cm" svg:x="4.25cm" svg:y="13.038cm">
          <draw:text-box>
            <text:p>US2</text:p>
          </draw:text-box>
        </draw:frame>
        <draw:frame draw:style-name="gr7" draw:text-style-name="P4" draw:layer="layout" svg:width="1.734cm" svg:height="0.962cm" svg:x="10.766cm" svg:y="10.25cm">
          <draw:text-box>
            <text:p>US3</text:p>
          </draw:text-box>
        </draw:frame>
        <draw:frame draw:style-name="gr7" draw:text-style-name="P4" draw:layer="layout" svg:width="1.734cm" svg:height="0.962cm" svg:x="18cm" svg:y="10.25cm">
          <draw:text-box>
            <text:p>US4</text:p>
          </draw:text-box>
        </draw:frame>
        <draw:frame draw:style-name="gr7" draw:text-style-name="P4" draw:layer="layout" svg:width="1.734cm" svg:height="0.962cm" svg:x="18cm" svg:y="12.788cm">
          <draw:text-box>
            <text:p>US5</text:p>
          </draw:text-box>
        </draw:frame>
        <draw:frame draw:style-name="gr7" draw:text-style-name="P4" draw:layer="layout" svg:width="1.734cm" svg:height="0.962cm" svg:x="24.266cm" svg:y="10.25cm">
          <draw:text-box>
            <text:p>US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5T00:00:10.617188348</meta:creation-date>
    <dc:date>2024-09-05T00:15:16.221327421</dc:date>
    <meta:editing-duration>PT4M43S</meta:editing-duration>
    <meta:editing-cycles>1</meta:editing-cycles>
    <meta:document-statistic meta:object-count="29"/>
    <meta:generator>LibreOffice/7.3.7.2$Linux_X86_64 LibreOffice_project/30$Build-2</meta:generator>
  </office:meta>
</office:document-meta>
</file>